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3.09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3" style:family="table-cell" style:parent-style-name="Default" style:data-style-name="N0">
      <style:table-cell-properties fo:background-color="#b4c7dc"/>
      <style:text-properties style:use-window-font-color="true"/>
    </style:style>
    <style:style style:name="ce6" style:family="table-cell" style:parent-style-name="Default">
      <style:table-cell-properties fo:background-color="#b4c7dc"/>
      <style:text-properties style:use-window-font-color="true" fo:font-weight="bold" style:font-weight-asian="bold" style:font-weight-complex="bold"/>
    </style:style>
    <style:style style:name="ce5" style:family="table-cell" style:parent-style-name="Default">
      <style:table-cell-properties fo:background-color="#ffe994"/>
      <style:text-properties fo:color="#000000" fo:font-weight="bold" style:font-weight-asian="bold" style:font-weight-complex="bold"/>
    </style:style>
    <style:style style:name="ce8"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office:forms form:automatic-focus="false" form:apply-design-mode="false"/>
        <table:table-column table:style-name="co1" table:default-cell-style-name="ce7"/>
        <table:table-column table:style-name="co2" table:default-cell-style-name="ce7"/>
        <table:table-column table:style-name="co1" table:number-columns-repeated="21" table:default-cell-style-name="ce7"/>
        <table:table-column table:style-name="co3" table:default-cell-style-name="ce7"/>
        <table:table-column table:style-name="co1" table:number-columns-repeated="1000" table:default-cell-style-name="ce7"/>
        <table:table-row table:style-name="ro1">
          <table:table-cell table:style-name="ce1" office:value-type="string" calcext:value-type="string">
            <text:p>identifiant</text:p>
          </table:table-cell>
          <table:table-cell table:style-name="ce1" office:value-type="string" calcext:value-type="string">
            <text:p>nom</text:p>
          </table:table-cell>
          <table:table-cell table:style-name="ce1" office:value-type="string" calcext:value-type="string">
            <text:p>appellation</text:p>
          </table:table-cell>
          <table:table-cell table:style-name="ce1" office:value-type="string" calcext:value-type="string">
            <text:p>datation/0</text:p>
          </table:table-cell>
          <table:table-cell table:style-name="ce1" office:value-type="string" calcext:value-type="string">
            <text:p>datation/1</text:p>
          </table:table-cell>
          <table:table-cell table:style-name="ce1" office:value-type="string" calcext:value-type="string">
            <text:p>datation/2</text:p>
          </table:table-cell>
          <table:table-cell table:style-name="ce1" office:value-type="string" calcext:value-type="string">
            <text:p>commune</text:p>
          </table:table-cell>
          <table:table-cell table:style-name="ce1" office:value-type="string" calcext:value-type="string">
            <text:p>departement</text:p>
          </table:table-cell>
          <table:table-cell table:style-name="ce1" office:value-type="string" calcext:value-type="string">
            <text:p>insee</text:p>
          </table:table-cell>
          <table:table-cell table:style-name="ce1" office:value-type="string" calcext:value-type="string">
            <text:p>code_departement</text:p>
          </table:table-cell>
          <table:table-cell table:style-name="ce1" office:value-type="string" calcext:value-type="string">
            <text:p>localisation/lon</text:p>
          </table:table-cell>
          <table:table-cell table:style-name="ce1" office:value-type="string" calcext:value-type="string">
            <text:p>localisation/lat</text:p>
          </table:table-cell>
          <table:table-cell table:style-name="ce1" office:value-type="string" calcext:value-type="string">
            <text:p>appartient_a</text:p>
          </table:table-cell>
          <table:table-cell table:style-name="ce1" office:value-type="string" calcext:value-type="string">
            <text:p>materiau_du_gros_oeuvre</text:p>
          </table:table-cell>
          <table:table-cell table:style-name="ce1" office:value-type="string" calcext:value-type="string">
            <text:p>auteur</text:p>
          </table:table-cell>
          <table:table-cell table:style-name="ce1" office:value-type="string" calcext:value-type="string">
            <text:p>historique_du_batiment_ou_de_l_oeuvre</text:p>
          </table:table-cell>
          <table:table-cell table:style-name="ce1" office:value-type="string" calcext:value-type="string">
            <text:p>description_du_batiment</text:p>
          </table:table-cell>
          <table:table-cell table:style-name="ce1" office:value-type="string" calcext:value-type="string">
            <text:p>type_de_protection</text:p>
          </table:table-cell>
          <table:table-cell table:style-name="ce1" office:value-type="string" calcext:value-type="string">
            <text:p>copyright</text:p>
          </table:table-cell>
          <table:table-cell table:style-name="ce1" office:value-type="string" calcext:value-type="string">
            <text:p>chercheur/0</text:p>
          </table:table-cell>
          <table:table-cell table:style-name="ce1" office:value-type="string" calcext:value-type="string">
            <text:p>chercheur/1</text:p>
          </table:table-cell>
          <table:table-cell table:style-name="ce1" office:value-type="string" calcext:value-type="string">
            <text:p>chercheur/2</text:p>
          </table:table-cell>
          <table:table-cell table:style-name="ce1" office:value-type="string" calcext:value-type="string">
            <text:p>chercheur/3</text:p>
          </table:table-cell>
          <table:table-cell table:style-name="ce1" office:value-type="string" calcext:value-type="string">
            <text:p>Mérimée</text:p>
          </table:table-cell>
          <table:table-cell table:style-name="ce6" table:number-columns-repeated="1000"/>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style-name="ce3" table:formula="of:=VLOOKUP([.A2];[$Mérimée.A$1:.A$1048576];1;0)" office:value-type="string" office:string-value="" calcext:value-type="error">
            <text:p>#N/D</text:p>
          </table:table-cell>
          <table:table-cell table:number-columns-repeated="1000"/>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style-name="ce3" table:formula="of:=VLOOKUP([.A3];[$Mérimée.A$1:.A$1048576];1;0)" office:value-type="string" office:string-value="" calcext:value-type="error">
            <text:p>#N/D</text:p>
          </table:table-cell>
          <table:table-cell table:number-columns-repeated="1000"/>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style-name="ce3" table:formula="of:=VLOOKUP([.A4];[$Mérimée.A$1:.A$1048576];1;0)" office:value-type="string" office:string-value="" calcext:value-type="error">
            <text:p>#N/D</text:p>
          </table:table-cell>
          <table:table-cell table:number-columns-repeated="1000"/>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5];[$Mérimée.A$1:.A$1048576];1;0)" office:value-type="string" office:string-value="" calcext:value-type="error">
            <text:p>#N/D</text:p>
          </table:table-cell>
          <table:table-cell table:number-columns-repeated="1000"/>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6];[$Mérimée.A$1:.A$1048576];1;0)" office:value-type="string" office:string-value="" calcext:value-type="error">
            <text:p>#N/D</text:p>
          </table:table-cell>
          <table:table-cell table:number-columns-repeated="1000"/>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7];[$Mérimée.A$1:.A$1048576];1;0)" office:value-type="string" office:string-value="" calcext:value-type="error">
            <text:p>#N/D</text:p>
          </table:table-cell>
          <table:table-cell table:number-columns-repeated="1000"/>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8];[$Mérimée.A$1:.A$1048576];1;0)" office:value-type="string" office:string-value="" calcext:value-type="error">
            <text:p>#N/D</text:p>
          </table:table-cell>
          <table:table-cell table:number-columns-repeated="1000"/>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9];[$Mérimée.A$1:.A$1048576];1;0)" office:value-type="string" office:string-value="" calcext:value-type="error">
            <text:p>#N/D</text:p>
          </table:table-cell>
          <table:table-cell table:number-columns-repeated="1000"/>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0];[$Mérimée.A$1:.A$1048576];1;0)" office:value-type="string" office:string-value="" calcext:value-type="error">
            <text:p>#N/D</text:p>
          </table:table-cell>
          <table:table-cell table:number-columns-repeated="1000"/>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1];[$Mérimée.A$1:.A$1048576];1;0)" office:value-type="string" office:string-value="" calcext:value-type="error">
            <text:p>#N/D</text:p>
          </table:table-cell>
          <table:table-cell table:number-columns-repeated="1000"/>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2];[$Mérimée.A$1:.A$1048576];1;0)" office:value-type="string" office:string-value="" calcext:value-type="error">
            <text:p>#N/D</text:p>
          </table:table-cell>
          <table:table-cell table:number-columns-repeated="1000"/>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3];[$Mérimée.A$1:.A$1048576];1;0)" office:value-type="string" office:string-value="" calcext:value-type="error">
            <text:p>#N/D</text:p>
          </table:table-cell>
          <table:table-cell table:number-columns-repeated="1000"/>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4];[$Mérimée.A$1:.A$1048576];1;0)" office:value-type="string" office:string-value="" calcext:value-type="error">
            <text:p>#N/D</text:p>
          </table:table-cell>
          <table:table-cell table:number-columns-repeated="1000"/>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5];[$Mérimée.A$1:.A$1048576];1;0)" office:value-type="string" office:string-value="" calcext:value-type="error">
            <text:p>#N/D</text:p>
          </table:table-cell>
          <table:table-cell table:number-columns-repeated="1000"/>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6];[$Mérimée.A$1:.A$1048576];1;0)" office:value-type="string" office:string-value="" calcext:value-type="error">
            <text:p>#N/D</text:p>
          </table:table-cell>
          <table:table-cell table:number-columns-repeated="1000"/>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style-name="ce3" table:formula="of:=VLOOKUP([.A17];[$Mérimée.A$1:.A$1048576];1;0)" office:value-type="string" office:string-value="" calcext:value-type="error">
            <text:p>#N/D</text:p>
          </table:table-cell>
          <table:table-cell table:number-columns-repeated="1000"/>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8];[$Mérimée.A$1:.A$1048576];1;0)" office:value-type="string" office:string-value="" calcext:value-type="error">
            <text:p>#N/D</text:p>
          </table:table-cell>
          <table:table-cell table:number-columns-repeated="1000"/>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9];[$Mérimée.A$1:.A$1048576];1;0)" office:value-type="string" office:string-value="" calcext:value-type="error">
            <text:p>#N/D</text:p>
          </table:table-cell>
          <table:table-cell table:number-columns-repeated="1000"/>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0];[$Mérimée.A$1:.A$1048576];1;0)" office:value-type="string" office:string-value="" calcext:value-type="error">
            <text:p>#N/D</text:p>
          </table:table-cell>
          <table:table-cell table:number-columns-repeated="1000"/>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1];[$Mérimée.A$1:.A$1048576];1;0)" office:value-type="string" office:string-value="" calcext:value-type="error">
            <text:p>#N/D</text:p>
          </table:table-cell>
          <table:table-cell table:number-columns-repeated="1000"/>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style-name="ce3" table:formula="of:=VLOOKUP([.A22];[$Mérimée.A$1:.A$1048576];1;0)" office:value-type="string" office:string-value="IA49000842" calcext:value-type="string">
            <text:p>IA49000842</text:p>
          </table:table-cell>
          <table:table-cell table:number-columns-repeated="1000"/>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style-name="ce3" table:formula="of:=VLOOKUP([.A23];[$Mérimée.A$1:.A$1048576];1;0)" office:value-type="string" office:string-value="" calcext:value-type="error">
            <text:p>#N/D</text:p>
          </table:table-cell>
          <table:table-cell table:number-columns-repeated="1000"/>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style-name="ce3" table:formula="of:=VLOOKUP([.A24];[$Mérimée.A$1:.A$1048576];1;0)" office:value-type="string" office:string-value="" calcext:value-type="error">
            <text:p>#N/D</text:p>
          </table:table-cell>
          <table:table-cell table:number-columns-repeated="1000"/>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style-name="ce3" table:formula="of:=VLOOKUP([.A25];[$Mérimée.A$1:.A$1048576];1;0)" office:value-type="string" office:string-value="" calcext:value-type="error">
            <text:p>#N/D</text:p>
          </table:table-cell>
          <table:table-cell table:number-columns-repeated="1000"/>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6];[$Mérimée.A$1:.A$1048576];1;0)" office:value-type="string" office:string-value="" calcext:value-type="error">
            <text:p>#N/D</text:p>
          </table:table-cell>
          <table:table-cell table:number-columns-repeated="1000"/>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style-name="ce3" table:formula="of:=VLOOKUP([.A27];[$Mérimée.A$1:.A$1048576];1;0)" office:value-type="string" office:string-value="" calcext:value-type="error">
            <text:p>#N/D</text:p>
          </table:table-cell>
          <table:table-cell table:number-columns-repeated="1000"/>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8];[$Mérimée.A$1:.A$1048576];1;0)" office:value-type="string" office:string-value="" calcext:value-type="error">
            <text:p>#N/D</text:p>
          </table:table-cell>
          <table:table-cell table:number-columns-repeated="1000"/>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9];[$Mérimée.A$1:.A$1048576];1;0)" office:value-type="string" office:string-value="" calcext:value-type="error">
            <text:p>#N/D</text:p>
          </table:table-cell>
          <table:table-cell table:number-columns-repeated="1000"/>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0];[$Mérimée.A$1:.A$1048576];1;0)" office:value-type="string" office:string-value="IA53000399" calcext:value-type="string">
            <text:p>IA53000399</text:p>
          </table:table-cell>
          <table:table-cell table:number-columns-repeated="1000"/>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1];[$Mérimée.A$1:.A$1048576];1;0)" office:value-type="string" office:string-value="IA53000400" calcext:value-type="string">
            <text:p>IA53000400</text:p>
          </table:table-cell>
          <table:table-cell table:number-columns-repeated="1000"/>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2];[$Mérimée.A$1:.A$1048576];1;0)" office:value-type="string" office:string-value="IA53000401" calcext:value-type="string">
            <text:p>IA53000401</text:p>
          </table:table-cell>
          <table:table-cell table:number-columns-repeated="1000"/>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style-name="ce3" table:formula="of:=VLOOKUP([.A33];[$Mérimée.A$1:.A$1048576];1;0)" office:value-type="string" office:string-value="IA53000402" calcext:value-type="string">
            <text:p>IA53000402</text:p>
          </table:table-cell>
          <table:table-cell table:number-columns-repeated="1000"/>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4];[$Mérimée.A$1:.A$1048576];1;0)" office:value-type="string" office:string-value="IA53000573" calcext:value-type="string">
            <text:p>IA53000573</text:p>
          </table:table-cell>
          <table:table-cell table:number-columns-repeated="1000"/>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5];[$Mérimée.A$1:.A$1048576];1;0)" office:value-type="string" office:string-value="IA53000574" calcext:value-type="string">
            <text:p>IA53000574</text:p>
          </table:table-cell>
          <table:table-cell table:number-columns-repeated="1000"/>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6];[$Mérimée.A$1:.A$1048576];1;0)" office:value-type="string" office:string-value="IA53000575" calcext:value-type="string">
            <text:p>IA53000575</text:p>
          </table:table-cell>
          <table:table-cell table:number-columns-repeated="1000"/>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7];[$Mérimée.A$1:.A$1048576];1;0)" office:value-type="string" office:string-value="IA53000576" calcext:value-type="string">
            <text:p>IA53000576</text:p>
          </table:table-cell>
          <table:table-cell table:number-columns-repeated="1000"/>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8];[$Mérimée.A$1:.A$1048576];1;0)" office:value-type="string" office:string-value="IA53000577" calcext:value-type="string">
            <text:p>IA53000577</text:p>
          </table:table-cell>
          <table:table-cell table:number-columns-repeated="1000"/>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style-name="ce3" table:formula="of:=VLOOKUP([.A39];[$Mérimée.A$1:.A$1048576];1;0)" office:value-type="string" office:string-value="IA53000578" calcext:value-type="string">
            <text:p>IA53000578</text:p>
          </table:table-cell>
          <table:table-cell table:number-columns-repeated="1000"/>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0];[$Mérimée.A$1:.A$1048576];1;0)" office:value-type="string" office:string-value="IA53000579" calcext:value-type="string">
            <text:p>IA53000579</text:p>
          </table:table-cell>
          <table:table-cell table:number-columns-repeated="1000"/>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1];[$Mérimée.A$1:.A$1048576];1;0)" office:value-type="string" office:string-value="IA53000580" calcext:value-type="string">
            <text:p>IA53000580</text:p>
          </table:table-cell>
          <table:table-cell table:number-columns-repeated="1000"/>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2];[$Mérimée.A$1:.A$1048576];1;0)" office:value-type="string" office:string-value="IA53000582" calcext:value-type="string">
            <text:p>IA53000582</text:p>
          </table:table-cell>
          <table:table-cell table:number-columns-repeated="1000"/>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3];[$Mérimée.A$1:.A$1048576];1;0)" office:value-type="string" office:string-value="IA53000583" calcext:value-type="string">
            <text:p>IA53000583</text:p>
          </table:table-cell>
          <table:table-cell table:number-columns-repeated="1000"/>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4];[$Mérimée.A$1:.A$1048576];1;0)" office:value-type="string" office:string-value="IA53000585" calcext:value-type="string">
            <text:p>IA53000585</text:p>
          </table:table-cell>
          <table:table-cell table:number-columns-repeated="1000"/>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5];[$Mérimée.A$1:.A$1048576];1;0)" office:value-type="string" office:string-value="IA53000586" calcext:value-type="string">
            <text:p>IA53000586</text:p>
          </table:table-cell>
          <table:table-cell table:number-columns-repeated="1000"/>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6];[$Mérimée.A$1:.A$1048576];1;0)" office:value-type="string" office:string-value="IA53000587" calcext:value-type="string">
            <text:p>IA53000587</text:p>
          </table:table-cell>
          <table:table-cell table:number-columns-repeated="1000"/>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7];[$Mérimée.A$1:.A$1048576];1;0)" office:value-type="string" office:string-value="IA53000591" calcext:value-type="string">
            <text:p>IA53000591</text:p>
          </table:table-cell>
          <table:table-cell table:number-columns-repeated="1000"/>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8];[$Mérimée.A$1:.A$1048576];1;0)" office:value-type="string" office:string-value="" calcext:value-type="error">
            <text:p>#N/D</text:p>
          </table:table-cell>
          <table:table-cell table:number-columns-repeated="1000"/>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9];[$Mérimée.A$1:.A$1048576];1;0)" office:value-type="string" office:string-value="" calcext:value-type="error">
            <text:p>#N/D</text:p>
          </table:table-cell>
          <table:table-cell table:number-columns-repeated="1000"/>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0];[$Mérimée.A$1:.A$1048576];1;0)" office:value-type="string" office:string-value="" calcext:value-type="error">
            <text:p>#N/D</text:p>
          </table:table-cell>
          <table:table-cell table:number-columns-repeated="1000"/>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1];[$Mérimée.A$1:.A$1048576];1;0)" office:value-type="string" office:string-value="" calcext:value-type="error">
            <text:p>#N/D</text:p>
          </table:table-cell>
          <table:table-cell table:number-columns-repeated="1000"/>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2];[$Mérimée.A$1:.A$1048576];1;0)" office:value-type="string" office:string-value="" calcext:value-type="error">
            <text:p>#N/D</text:p>
          </table:table-cell>
          <table:table-cell table:number-columns-repeated="1000"/>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style-name="ce3" table:formula="of:=VLOOKUP([.A53];[$Mérimée.A$1:.A$1048576];1;0)" office:value-type="string" office:string-value="IA53000624" calcext:value-type="string">
            <text:p>IA53000624</text:p>
          </table:table-cell>
          <table:table-cell table:number-columns-repeated="1000"/>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style-name="ce3" table:formula="of:=VLOOKUP([.A54];[$Mérimée.A$1:.A$1048576];1;0)" office:value-type="string" office:string-value="" calcext:value-type="error">
            <text:p>#N/D</text:p>
          </table:table-cell>
          <table:table-cell table:number-columns-repeated="1000"/>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5];[$Mérimée.A$1:.A$1048576];1;0)" office:value-type="string" office:string-value="" calcext:value-type="error">
            <text:p>#N/D</text:p>
          </table:table-cell>
          <table:table-cell table:number-columns-repeated="1000"/>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6];[$Mérimée.A$1:.A$1048576];1;0)" office:value-type="string" office:string-value="" calcext:value-type="error">
            <text:p>#N/D</text:p>
          </table:table-cell>
          <table:table-cell table:number-columns-repeated="1000"/>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7];[$Mérimée.A$1:.A$1048576];1;0)" office:value-type="string" office:string-value="" calcext:value-type="error">
            <text:p>#N/D</text:p>
          </table:table-cell>
          <table:table-cell table:number-columns-repeated="1000"/>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8];[$Mérimée.A$1:.A$1048576];1;0)" office:value-type="string" office:string-value="" calcext:value-type="error">
            <text:p>#N/D</text:p>
          </table:table-cell>
          <table:table-cell table:number-columns-repeated="1000"/>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9];[$Mérimée.A$1:.A$1048576];1;0)" office:value-type="string" office:string-value="" calcext:value-type="error">
            <text:p>#N/D</text:p>
          </table:table-cell>
          <table:table-cell table:number-columns-repeated="1000"/>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0];[$Mérimée.A$1:.A$1048576];1;0)" office:value-type="string" office:string-value="" calcext:value-type="error">
            <text:p>#N/D</text:p>
          </table:table-cell>
          <table:table-cell table:number-columns-repeated="1000"/>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1];[$Mérimée.A$1:.A$1048576];1;0)" office:value-type="string" office:string-value="" calcext:value-type="error">
            <text:p>#N/D</text:p>
          </table:table-cell>
          <table:table-cell table:number-columns-repeated="1000"/>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2];[$Mérimée.A$1:.A$1048576];1;0)" office:value-type="string" office:string-value="" calcext:value-type="error">
            <text:p>#N/D</text:p>
          </table:table-cell>
          <table:table-cell table:number-columns-repeated="1000"/>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3];[$Mérimée.A$1:.A$1048576];1;0)" office:value-type="string" office:string-value="" calcext:value-type="error">
            <text:p>#N/D</text:p>
          </table:table-cell>
          <table:table-cell table:number-columns-repeated="1000"/>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4];[$Mérimée.A$1:.A$1048576];1;0)" office:value-type="string" office:string-value="" calcext:value-type="error">
            <text:p>#N/D</text:p>
          </table:table-cell>
          <table:table-cell table:number-columns-repeated="1000"/>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5];[$Mérimée.A$1:.A$1048576];1;0)" office:value-type="string" office:string-value="" calcext:value-type="error">
            <text:p>#N/D</text:p>
          </table:table-cell>
          <table:table-cell table:number-columns-repeated="1000"/>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6];[$Mérimée.A$1:.A$1048576];1;0)" office:value-type="string" office:string-value="" calcext:value-type="error">
            <text:p>#N/D</text:p>
          </table:table-cell>
          <table:table-cell table:number-columns-repeated="1000"/>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7];[$Mérimée.A$1:.A$1048576];1;0)" office:value-type="string" office:string-value="" calcext:value-type="error">
            <text:p>#N/D</text:p>
          </table:table-cell>
          <table:table-cell table:number-columns-repeated="1000"/>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8];[$Mérimée.A$1:.A$1048576];1;0)" office:value-type="string" office:string-value="" calcext:value-type="error">
            <text:p>#N/D</text:p>
          </table:table-cell>
          <table:table-cell table:number-columns-repeated="1000"/>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9];[$Mérimée.A$1:.A$1048576];1;0)" office:value-type="string" office:string-value="" calcext:value-type="error">
            <text:p>#N/D</text:p>
          </table:table-cell>
          <table:table-cell table:number-columns-repeated="1000"/>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0];[$Mérimée.A$1:.A$1048576];1;0)" office:value-type="string" office:string-value="" calcext:value-type="error">
            <text:p>#N/D</text:p>
          </table:table-cell>
          <table:table-cell table:number-columns-repeated="1000"/>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1];[$Mérimée.A$1:.A$1048576];1;0)" office:value-type="string" office:string-value="" calcext:value-type="error">
            <text:p>#N/D</text:p>
          </table:table-cell>
          <table:table-cell table:number-columns-repeated="1000"/>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2];[$Mérimée.A$1:.A$1048576];1;0)" office:value-type="string" office:string-value="" calcext:value-type="error">
            <text:p>#N/D</text:p>
          </table:table-cell>
          <table:table-cell table:number-columns-repeated="1000"/>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3];[$Mérimée.A$1:.A$1048576];1;0)" office:value-type="string" office:string-value="" calcext:value-type="error">
            <text:p>#N/D</text:p>
          </table:table-cell>
          <table:table-cell table:number-columns-repeated="1000"/>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4];[$Mérimée.A$1:.A$1048576];1;0)" office:value-type="string" office:string-value="" calcext:value-type="error">
            <text:p>#N/D</text:p>
          </table:table-cell>
          <table:table-cell table:number-columns-repeated="1000"/>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5];[$Mérimée.A$1:.A$1048576];1;0)" office:value-type="string" office:string-value="" calcext:value-type="error">
            <text:p>#N/D</text:p>
          </table:table-cell>
          <table:table-cell table:number-columns-repeated="1000"/>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6];[$Mérimée.A$1:.A$1048576];1;0)" office:value-type="string" office:string-value="" calcext:value-type="error">
            <text:p>#N/D</text:p>
          </table:table-cell>
          <table:table-cell table:number-columns-repeated="1000"/>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7];[$Mérimée.A$1:.A$1048576];1;0)" office:value-type="string" office:string-value="" calcext:value-type="error">
            <text:p>#N/D</text:p>
          </table:table-cell>
          <table:table-cell table:number-columns-repeated="1000"/>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8];[$Mérimée.A$1:.A$1048576];1;0)" office:value-type="string" office:string-value="" calcext:value-type="error">
            <text:p>#N/D</text:p>
          </table:table-cell>
          <table:table-cell table:number-columns-repeated="1000"/>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9];[$Mérimée.A$1:.A$1048576];1;0)" office:value-type="string" office:string-value="" calcext:value-type="error">
            <text:p>#N/D</text:p>
          </table:table-cell>
          <table:table-cell table:number-columns-repeated="1000"/>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0];[$Mérimée.A$1:.A$1048576];1;0)" office:value-type="string" office:string-value="" calcext:value-type="error">
            <text:p>#N/D</text:p>
          </table:table-cell>
          <table:table-cell table:number-columns-repeated="1000"/>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1];[$Mérimée.A$1:.A$1048576];1;0)" office:value-type="string" office:string-value="" calcext:value-type="error">
            <text:p>#N/D</text:p>
          </table:table-cell>
          <table:table-cell table:number-columns-repeated="1000"/>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2];[$Mérimée.A$1:.A$1048576];1;0)" office:value-type="string" office:string-value="" calcext:value-type="error">
            <text:p>#N/D</text:p>
          </table:table-cell>
          <table:table-cell table:number-columns-repeated="1000"/>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3];[$Mérimée.A$1:.A$1048576];1;0)" office:value-type="string" office:string-value="" calcext:value-type="error">
            <text:p>#N/D</text:p>
          </table:table-cell>
          <table:table-cell table:number-columns-repeated="1000"/>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4];[$Mérimée.A$1:.A$1048576];1;0)" office:value-type="string" office:string-value="" calcext:value-type="error">
            <text:p>#N/D</text:p>
          </table:table-cell>
          <table:table-cell table:number-columns-repeated="1000"/>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5];[$Mérimée.A$1:.A$1048576];1;0)" office:value-type="string" office:string-value="" calcext:value-type="error">
            <text:p>#N/D</text:p>
          </table:table-cell>
          <table:table-cell table:number-columns-repeated="1000"/>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6];[$Mérimée.A$1:.A$1048576];1;0)" office:value-type="string" office:string-value="" calcext:value-type="error">
            <text:p>#N/D</text:p>
          </table:table-cell>
          <table:table-cell table:number-columns-repeated="1000"/>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7];[$Mérimée.A$1:.A$1048576];1;0)" office:value-type="string" office:string-value="" calcext:value-type="error">
            <text:p>#N/D</text:p>
          </table:table-cell>
          <table:table-cell table:number-columns-repeated="1000"/>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8];[$Mérimée.A$1:.A$1048576];1;0)" office:value-type="string" office:string-value="" calcext:value-type="error">
            <text:p>#N/D</text:p>
          </table:table-cell>
          <table:table-cell table:number-columns-repeated="1000"/>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89];[$Mérimée.A$1:.A$1048576];1;0)" office:value-type="string" office:string-value="" calcext:value-type="error">
            <text:p>#N/D</text:p>
          </table:table-cell>
          <table:table-cell table:number-columns-repeated="1000"/>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style-name="ce3" table:formula="of:=VLOOKUP([.A90];[$Mérimée.A$1:.A$1048576];1;0)" office:value-type="string" office:string-value="" calcext:value-type="error">
            <text:p>#N/D</text:p>
          </table:table-cell>
          <table:table-cell table:number-columns-repeated="1000"/>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1];[$Mérimée.A$1:.A$1048576];1;0)" office:value-type="string" office:string-value="" calcext:value-type="error">
            <text:p>#N/D</text:p>
          </table:table-cell>
          <table:table-cell table:number-columns-repeated="1000"/>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2];[$Mérimée.A$1:.A$1048576];1;0)" office:value-type="string" office:string-value="" calcext:value-type="error">
            <text:p>#N/D</text:p>
          </table:table-cell>
          <table:table-cell table:number-columns-repeated="1000"/>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3];[$Mérimée.A$1:.A$1048576];1;0)" office:value-type="string" office:string-value="" calcext:value-type="error">
            <text:p>#N/D</text:p>
          </table:table-cell>
          <table:table-cell table:number-columns-repeated="1000"/>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4];[$Mérimée.A$1:.A$1048576];1;0)" office:value-type="string" office:string-value="" calcext:value-type="error">
            <text:p>#N/D</text:p>
          </table:table-cell>
          <table:table-cell table:number-columns-repeated="1000"/>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5];[$Mérimée.A$1:.A$1048576];1;0)" office:value-type="string" office:string-value="" calcext:value-type="error">
            <text:p>#N/D</text:p>
          </table:table-cell>
          <table:table-cell table:number-columns-repeated="1000"/>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6];[$Mérimée.A$1:.A$1048576];1;0)" office:value-type="string" office:string-value="" calcext:value-type="error">
            <text:p>#N/D</text:p>
          </table:table-cell>
          <table:table-cell table:number-columns-repeated="1000"/>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7];[$Mérimée.A$1:.A$1048576];1;0)" office:value-type="string" office:string-value="" calcext:value-type="error">
            <text:p>#N/D</text:p>
          </table:table-cell>
          <table:table-cell table:number-columns-repeated="1000"/>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8];[$Mérimée.A$1:.A$1048576];1;0)" office:value-type="string" office:string-value="" calcext:value-type="error">
            <text:p>#N/D</text:p>
          </table:table-cell>
          <table:table-cell table:number-columns-repeated="1000"/>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9];[$Mérimée.A$1:.A$1048576];1;0)" office:value-type="string" office:string-value="" calcext:value-type="error">
            <text:p>#N/D</text:p>
          </table:table-cell>
          <table:table-cell table:number-columns-repeated="1000"/>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0];[$Mérimée.A$1:.A$1048576];1;0)" office:value-type="string" office:string-value="" calcext:value-type="error">
            <text:p>#N/D</text:p>
          </table:table-cell>
          <table:table-cell table:number-columns-repeated="1000"/>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1];[$Mérimée.A$1:.A$1048576];1;0)" office:value-type="string" office:string-value="" calcext:value-type="error">
            <text:p>#N/D</text:p>
          </table:table-cell>
          <table:table-cell table:number-columns-repeated="1000"/>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2];[$Mérimée.A$1:.A$1048576];1;0)" office:value-type="string" office:string-value="" calcext:value-type="error">
            <text:p>#N/D</text:p>
          </table:table-cell>
          <table:table-cell table:number-columns-repeated="1000"/>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3];[$Mérimée.A$1:.A$1048576];1;0)" office:value-type="string" office:string-value="" calcext:value-type="error">
            <text:p>#N/D</text:p>
          </table:table-cell>
          <table:table-cell table:number-columns-repeated="1000"/>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4];[$Mérimée.A$1:.A$1048576];1;0)" office:value-type="string" office:string-value="" calcext:value-type="error">
            <text:p>#N/D</text:p>
          </table:table-cell>
          <table:table-cell table:number-columns-repeated="1000"/>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5];[$Mérimée.A$1:.A$1048576];1;0)" office:value-type="string" office:string-value="" calcext:value-type="error">
            <text:p>#N/D</text:p>
          </table:table-cell>
          <table:table-cell table:number-columns-repeated="1000"/>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6];[$Mérimée.A$1:.A$1048576];1;0)" office:value-type="string" office:string-value="" calcext:value-type="error">
            <text:p>#N/D</text:p>
          </table:table-cell>
          <table:table-cell table:number-columns-repeated="1000"/>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7];[$Mérimée.A$1:.A$1048576];1;0)" office:value-type="string" office:string-value="" calcext:value-type="error">
            <text:p>#N/D</text:p>
          </table:table-cell>
          <table:table-cell table:number-columns-repeated="1000"/>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8];[$Mérimée.A$1:.A$1048576];1;0)" office:value-type="string" office:string-value="" calcext:value-type="error">
            <text:p>#N/D</text:p>
          </table:table-cell>
          <table:table-cell table:number-columns-repeated="1000"/>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9];[$Mérimée.A$1:.A$1048576];1;0)" office:value-type="string" office:string-value="" calcext:value-type="error">
            <text:p>#N/D</text:p>
          </table:table-cell>
          <table:table-cell table:number-columns-repeated="1000"/>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0];[$Mérimée.A$1:.A$1048576];1;0)" office:value-type="string" office:string-value="" calcext:value-type="error">
            <text:p>#N/D</text:p>
          </table:table-cell>
          <table:table-cell table:number-columns-repeated="1000"/>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1];[$Mérimée.A$1:.A$1048576];1;0)" office:value-type="string" office:string-value="" calcext:value-type="error">
            <text:p>#N/D</text:p>
          </table:table-cell>
          <table:table-cell table:number-columns-repeated="1000"/>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2];[$Mérimée.A$1:.A$1048576];1;0)" office:value-type="string" office:string-value="" calcext:value-type="error">
            <text:p>#N/D</text:p>
          </table:table-cell>
          <table:table-cell table:number-columns-repeated="1000"/>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3];[$Mérimée.A$1:.A$1048576];1;0)" office:value-type="string" office:string-value="" calcext:value-type="error">
            <text:p>#N/D</text:p>
          </table:table-cell>
          <table:table-cell table:number-columns-repeated="1000"/>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4];[$Mérimée.A$1:.A$1048576];1;0)" office:value-type="string" office:string-value="" calcext:value-type="error">
            <text:p>#N/D</text:p>
          </table:table-cell>
          <table:table-cell table:number-columns-repeated="1000"/>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5];[$Mérimée.A$1:.A$1048576];1;0)" office:value-type="string" office:string-value="" calcext:value-type="error">
            <text:p>#N/D</text:p>
          </table:table-cell>
          <table:table-cell table:number-columns-repeated="1000"/>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6];[$Mérimée.A$1:.A$1048576];1;0)" office:value-type="string" office:string-value="" calcext:value-type="error">
            <text:p>#N/D</text:p>
          </table:table-cell>
          <table:table-cell table:number-columns-repeated="1000"/>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7];[$Mérimée.A$1:.A$1048576];1;0)" office:value-type="string" office:string-value="" calcext:value-type="error">
            <text:p>#N/D</text:p>
          </table:table-cell>
          <table:table-cell table:number-columns-repeated="1000"/>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8];[$Mérimée.A$1:.A$1048576];1;0)" office:value-type="string" office:string-value="" calcext:value-type="error">
            <text:p>#N/D</text:p>
          </table:table-cell>
          <table:table-cell table:number-columns-repeated="1000"/>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9];[$Mérimée.A$1:.A$1048576];1;0)" office:value-type="string" office:string-value="" calcext:value-type="error">
            <text:p>#N/D</text:p>
          </table:table-cell>
          <table:table-cell table:number-columns-repeated="1000"/>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0];[$Mérimée.A$1:.A$1048576];1;0)" office:value-type="string" office:string-value="" calcext:value-type="error">
            <text:p>#N/D</text:p>
          </table:table-cell>
          <table:table-cell table:number-columns-repeated="1000"/>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1];[$Mérimée.A$1:.A$1048576];1;0)" office:value-type="string" office:string-value="" calcext:value-type="error">
            <text:p>#N/D</text:p>
          </table:table-cell>
          <table:table-cell table:number-columns-repeated="1000"/>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2];[$Mérimée.A$1:.A$1048576];1;0)" office:value-type="string" office:string-value="" calcext:value-type="error">
            <text:p>#N/D</text:p>
          </table:table-cell>
          <table:table-cell table:number-columns-repeated="1000"/>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3];[$Mérimée.A$1:.A$1048576];1;0)" office:value-type="string" office:string-value="" calcext:value-type="error">
            <text:p>#N/D</text:p>
          </table:table-cell>
          <table:table-cell table:number-columns-repeated="1000"/>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4];[$Mérimée.A$1:.A$1048576];1;0)" office:value-type="string" office:string-value="" calcext:value-type="error">
            <text:p>#N/D</text:p>
          </table:table-cell>
          <table:table-cell table:number-columns-repeated="1000"/>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5];[$Mérimée.A$1:.A$1048576];1;0)" office:value-type="string" office:string-value="" calcext:value-type="error">
            <text:p>#N/D</text:p>
          </table:table-cell>
          <table:table-cell table:number-columns-repeated="1000"/>
        </table:table-row>
        <table:table-row table:style-name="ro1" table:number-rows-repeated="1048450">
          <table:table-cell table:number-columns-repeated="1024"/>
        </table:table-row>
        <table:table-row table:style-name="ro1">
          <table:table-cell table:number-columns-repeated="1024"/>
        </table:table-row>
      </table:table>
      <table:table table:name="Mérimée" table:style-name="ta1">
        <office:forms form:automatic-focus="false" form:apply-design-mode="false"/>
        <table:table-column table:style-name="co4" table:number-columns-repeated="1024" table:default-cell-style-name="ce8"/>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datation/3</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insee</text:p>
          </table:table-cell>
          <table:table-cell table:style-name="ce5" office:value-type="string" calcext:value-type="string">
            <text:p>code_departement</text:p>
          </table:table-cell>
          <table:table-cell table:style-name="ce5" office:value-type="string" calcext:value-type="string">
            <text:p>localisation/lat</text:p>
          </table:table-cell>
          <table:table-cell table:style-name="ce5" office:value-type="string" calcext:value-type="string">
            <text:p>localisation/lon</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etat</text:p>
          </table:table-cell>
          <table:table-cell table:style-name="ce5" office:value-type="string" calcext:value-type="string">
            <text:p>image</text:p>
          </table:table-cell>
          <table:table-cell table:style-name="ce5" office:value-type="string" calcext:value-type="string">
            <text:p>nom_de_l_aire_d_etude_a_laquelle_est_liee_la_notice</text:p>
          </table:table-cell>
          <table:table-cell table:style-name="ce5" office:value-type="string" calcext:value-type="string">
            <text:p>redaction_notice</text:p>
          </table:table-cell>
          <table:table-cell table:style-name="ce5" office:value-type="string" calcext:value-type="string">
            <text:p>renvoi</text:p>
          </table:table-cell>
          <table:table-cell table:style-name="ce5" office:value-type="string" calcext:value-type="string">
            <text:p>Gertrude</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office:value-type="string" calcext:value-type="string">
            <text:p>IA49000842</text:p>
          </table:table-cell>
          <table:table-cell table:number-columns-repeated="994"/>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office:value-type="string" calcext:value-type="string">
            <text:p>IA53000399</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cell office:value-type="string" calcext:value-type="string">
            <text:p>IA53000400</text:p>
          </table:table-cell>
          <table:table-cell table:number-columns-repeated="994"/>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office:value-type="string" calcext:value-type="string">
            <text:p>IA53000402</text:p>
          </table:table-cell>
          <table:table-cell table:number-columns-repeated="994"/>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3</text:p>
          </table:table-cell>
          <table:table-cell table:number-columns-repeated="994"/>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4</text:p>
          </table:table-cell>
          <table:table-cell table:number-columns-repeated="994"/>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6</text:p>
          </table:table-cell>
          <table:table-cell table:number-columns-repeated="994"/>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7</text:p>
          </table:table-cell>
          <table:table-cell table:number-columns-repeated="994"/>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8</text:p>
          </table:table-cell>
          <table:table-cell table:number-columns-repeated="994"/>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9</text:p>
          </table:table-cell>
          <table:table-cell table:number-columns-repeated="994"/>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0</text:p>
          </table:table-cell>
          <table:table-cell table:number-columns-repeated="994"/>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2</text:p>
          </table:table-cell>
          <table:table-cell table:number-columns-repeated="994"/>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3</text:p>
          </table:table-cell>
          <table:table-cell table:number-columns-repeated="994"/>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5</text:p>
          </table:table-cell>
          <table:table-cell table:number-columns-repeated="994"/>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6</text:p>
          </table:table-cell>
          <table:table-cell table:number-columns-repeated="994"/>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7</text:p>
          </table:table-cell>
          <table:table-cell table:number-columns-repeated="994"/>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91</text:p>
          </table:table-cell>
          <table:table-cell table:number-columns-repeated="994"/>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cell office:value-type="string" calcext:value-type="string">
            <text:p>IA53000624</text:p>
          </table:table-cell>
          <table:table-cell table:number-columns-repeated="994"/>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table:number-columns-repeated="2"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office:value-type="string" calcext:value-type="string">
            <text:p>IA72058827</text:p>
          </table:table-cell>
          <table:table-cell table:number-columns-repeated="994"/>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number-rows-repeated="10484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Gertrude.A1:Gertrude.X125" table:display-filter-buttons="true">
          <table:sort>
            <table:sort-by table:field-number="0" table:data-type="automatic"/>
          </table:sort>
        </table:database-range>
        <table:database-range table:name="__Anonymous_Sheet_DB__1" table:target-range-address="Mérimée.A1:Mérimée.AD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4M26S</meta:editing-duration>
    <meta:editing-cycles>9</meta:editing-cycles>
    <meta:generator>LibreOffice/7.3.7.2$Linux_X86_64 LibreOffice_project/30$Build-2</meta:generator>
    <meta:creation-date>2024-08-25T16:22:08.951998968</meta:creation-date>
    <meta:initial-creator>Sébastien Biay</meta:initial-creator>
    <dc:date>2024-09-06T16:01:06.789345701</dc:date>
    <dc:creator>Sébastien Biay</dc:creator>
    <meta:document-statistic meta:table-count="2" meta:cell-count="4295" meta:object-count="0"/>
    <meta:template xlink:type="simple" xlink:actuate="onRequest" xlink:title="defaut" xlink:href="../../../../.config/libreoffice/4/user/template/defaut1.ots" meta:date="2024-08-25T16:22:08.572760449"/>
  </office:meta>
</office:document-meta>
</file>